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  <style:font-face style:name="Times" svg:font-family="Times"/>
  </office:font-face-decls>
  <office:automatic-styles>
    <style:style style:name="P1" style:family="paragraph" style:parent-style-name="Standard">
      <style:text-properties style:font-name="Calibri" fo:font-size="11.0pt" fo:color="#00000a"/>
    </style:style>
    <style:style style:name="P2" style:family="paragraph" style:parent-style-name="Standard">
      <style:paragraph-properties fo:margin-bottom="0.1390in"/>
      <style:text-properties style:font-name="Calibri" fo:font-size="11.0pt" fo:color="#00000a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1.0pt" fo:color="#00000a"/>
    </style:style>
    <style:style style:name="P4" style:family="paragraph" style:parent-style-name="Standard">
      <style:paragraph-properties fo:margin-left="0.5000in"/>
      <style:text-properties style:font-name="Calibri" fo:font-size="11.0pt" fo:color="#00000a"/>
    </style:style>
    <style:style style:name="P5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1.0pt" fo:color="#00000a"/>
    </style:style>
    <style:style style:name="P6" style:family="paragraph" style:parent-style-name="Standard">
      <style:paragraph-properties fo:margin-left="0.5626in" fo:text-indent="-0.3126in"/>
      <style:text-properties style:font-name="Calibri" fo:font-size="11.0pt" fo:color="#00000a"/>
    </style:style>
    <style:style style:name="P7" style:family="paragraph" style:parent-style-name="Standard">
      <style:text-properties style:font-name="Times" fo:font-size="12.0pt" fo:color="#00000a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  <text:list-style style:name="L2">
      <text:list-level-style-bullet text:level="1" text:bullet-char="">
        <style:list-level-properties text:space-before="0.25in" text:min-label-width="0.25in"/>
      </text:list-level-style-bullet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/>
      <text:p text:style-name="P2"><text:span text:style-name="T1">Title</text:span>: Event Search</text:p>
      <text:p text:style-name="P2"><text:span text:style-name="T1">Description:</text:span><text:s text:c="3"/>Allows the User to search a list of available Events at Penn State Harrisburg in the selected month.</text:p>
      <text:p text:style-name="P1"><text:span text:style-name="T1">Pre-conditions:</text:span></text:p>
      <text:list text:style-name="L1">
        <text:list-item>
          <text:p text:style-name="P3">The User has successfully installed the App.</text:p>
        </text:list-item>
        <text:list-item>
          <text:p text:style-name="P3">The App is open and displaying the Home Screen.</text:p>
        </text:list-item>
      </text:list>
      <text:p text:style-name="P1"/>
      <text:p text:style-name="P1"><text:span text:style-name="T1">Post-conditions:</text:span></text:p>
      <text:list text:style-name="L2">
        <text:list-item>
          <text:p text:style-name="P3">The App displays the Event Results Screen for the User.</text:p>
        </text:list-item>
      </text:list>
      <text:p text:style-name="P1"/>
      <text:p text:style-name="P1"><text:span text:style-name="T1">Actors:</text:span></text:p>
      <text:list text:style-name="L2">
        <text:list-item>
          <text:p text:style-name="P3">User</text:p>
        </text:list-item>
        <text:list-item>
          <text:p text:style-name="P3">App</text:p>
        </text:list-item>
      </text:list>
      <text:p text:style-name="P4"/>
      <text:p text:style-name="P1"><text:span text:style-name="T1">Main Success Scenario: </text:span></text:p>
      <text:list text:style-name="L3">
        <text:list-item>
          <text:p text:style-name="P3">The User presses the Events Home List Item.</text:p>
        </text:list-item>
        <text:list-item>
          <text:p text:style-name="P3">The App displays the Event Search Screen.</text:p>
        </text:list-item>
        <text:list-item>
          <text:p text:style-name="P3">The User select a month with the provided Dropdown Menu.</text:p>
        </text:list-item>
        <text:list-item>
          <text:p text:style-name="P3">The App queries the Event Database for a list of Event names for the selected month.</text:p>
        </text:list-item>
        <text:list-item>
          <text:p text:style-name="P3">The App displays the list of Events.</text:p>
        </text:list-item>
        <text:list-item>
          <text:p text:style-name="P5">The User presses an Event List Item on the Event Search Screen.</text:p>
        </text:list-item>
        <text:list-item>
          <text:p text:style-name="P5">The App queries the Event Database for the Event Data of the selected Event.</text:p>
        </text:list-item>
        <text:list-item>
          <text:p text:style-name="P5">The App displays the Event Results Screen with the Event Data that was found.</text:p>
        </text:list-item>
      </text:list>
      <text:p text:style-name="P1"/>
      <text:p text:style-name="P1"><text:span text:style-name="T1">Alternate Flow 1</text:span>: </text:p>
      <text:p text:style-name="P6">5A. <text:s text:c="2"/>The App didn't find any Events the selected month from the Event Database.</text:p>
      <text:p text:style-name="P6">6A. <text:s text:c="2"/>The App displays an Error Message indicating that no Events were found for that month.</text:p>
      <text:p text:style-name="P6">7A. <text:s text:c="2"/>The User presses the OK Button on the Error message.</text:p>
      <text:p text:style-name="P6">8A. <text:s text:c="2"/>The App displays the Event Search Screen.</text:p>
      <text:p text:style-name="P1"><text:s/></text:p>
      <text:p text:style-name="P1"><text:span text:style-name="T1">Alternate Flow 2</text:span>: </text:p>
      <text:p text:style-name="P6">1B. <text:s text:c="2"/>The App receives an interrupt signal from the operating system and loses focus.</text:p>
      <text:p text:style-name="P6">2B. <text:s text:c="2"/>The App regains focus and resumes at the step where it had lost focus.</text:p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